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top="0in" fo:margin-bottom="0in" fo:line-height="120%" style:writing-mode="lr-tb"/>
    </style:style>
    <style:style style:name="P2"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in" fo:margin-bottom="0in" fo:line-height="200%" fo:text-align="center" style:justify-single-word="false" style:writing-mode="lr-tb"/>
      <style:text-properties fo:font-variant="normal" fo:text-transform="none" fo:color="#000000" style:font-name="Times New Roman" fo:font-size="12pt" fo:font-style="normal" fo:font-weight="normal"/>
    </style:style>
    <style:style style:name="P5" style:family="paragraph" style:parent-style-name="Text_20_body">
      <style:paragraph-properties fo:margin-top="0in" fo:margin-bottom="0in" fo:line-height="200%" fo:text-align="center"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top="0in" fo:margin-bottom="0in" fo:line-height="200%" fo:text-align="start" style:justify-single-word="false" fo:background-color="transparent" style:writing-mode="lr-tb">
        <style:background-image/>
      </style:paragraph-properties>
    </style:style>
    <style:style style:name="P7" style:family="paragraph" style:parent-style-name="Standard">
      <style:paragraph-properties fo:margin-top="0in" fo:margin-bottom="0.1965in"/>
      <style:text-properties style:font-name="Times New Roman" fo:font-size="12pt" fo:font-weight="normal" style:font-size-asian="12pt" style:font-size-complex="12pt"/>
    </style:style>
    <style:style style:name="P8"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9" style:family="paragraph" style:parent-style-name="Text_20_body">
      <style:paragraph-properties fo:margin-top="0in" fo:margin-bottom="0in" fo:line-height="200%" fo:text-align="start" style:justify-single-word="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top="0in" fo:margin-bottom="0in" fo:line-height="200%" fo:text-align="start" style:justify-single-word="false" fo:background-color="transparent" style:writing-mode="lr-tb">
        <style:background-image/>
      </style:paragraph-properties>
    </style:style>
    <style:style style:name="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T3"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4" style:family="text">
      <style:text-properties fo:letter-spacing="normal" fo:font-weight="normal" style:font-style-asian="normal" style:font-weight-asian="normal" style:font-style-complex="normal" style:font-weight-complex="normal"/>
    </style:style>
    <style:style style:name="T5" style:family="text">
      <style:text-properties style:text-line-through-style="none" style:text-underline-style="none" style:text-blinking="false" fo:background-color="transparent" style:font-size-asian="12pt" style:font-size-complex="12pt"/>
    </style:style>
    <style:style style:name="T6" style:family="text">
      <style:text-properties style:text-line-through-style="none" style:font-name="Times New Roman" style:text-underline-style="none" style:text-blinking="false" fo:background-color="transparent" style:font-size-asian="12pt" style:font-size-complex="12pt"/>
    </style:style>
    <style:style style:name="T7" style:family="text">
      <style:text-properties style:text-line-through-style="none" style:font-name="Times New Roman" style:text-underline-style="none" style:text-blinking="false" fo:background-color="transparent"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00a1eac1-7fff-995c-b42c-77081446c709"/><text:line-break/><text:line-break/></text:p>
      <text:p text:style-name="P2"/>
      <text:p text:style-name="P2"/>
      <text:p text:style-name="P2"/>
      <text:p text:style-name="P2"/>
      <text:p text:style-name="P2"/>
      <text:p text:style-name="P2">Mod 1: Formal Version of My Project's Proposal</text:p>
      <text:p text:style-name="P3">Sidney L. Wells</text:p>
      <text:p text:style-name="P4"><text:span text:style-name="T5">Aspen</text:span><text:span text:style-name="T6"> </text:span><text:span text:style-name="T7">University: CAP-799</text:span></text:p>
      <text:p text:style-name="P8">December 25. 2021</text:p>
      <text:p text:style-name="P3"/>
      <text:p text:style-name="P3"/>
      <text:p text:style-name="P3"/>
      <text:p text:style-name="P3"/>
      <text:p text:style-name="P3"/>
      <text:p text:style-name="P3"/>
      <text:p text:style-name="P3"/>
      <text:p text:style-name="P3"/>
      <text:p text:style-name="P3"/>
      <text:p text:style-name="P3"/>
      <text:p text:style-name="P5"/>
      <text:p text:style-name="P5"><text:span text:style-name="Strong_20_Emphasis"><text:span text:style-name="T4"/></text:span></text:p>
      <text:p text:style-name="P5"><text:span text:style-name="Strong_20_Emphasis"><text:span text:style-name="T4"/></text:span></text:p>
      <text:p text:style-name="P5"><text:soft-page-break/><text:span text:style-name="Strong_20_Emphasis"><text:span text:style-name="T4">Abstract</text:span></text:span></text:p>
      <text:p text:style-name="P6"><text:span text:style-name="Strong_20_Emphasis"><text:span text:style-name="T3"><text:tab/>This paper is aimed towards delivering a project proposal that is designed to address a need that exists within my work organization. This paper is also meant to serve as my capstone project for my Masters of Science in Information Systems with a specialization in Enterprise Application Development program. Therefore, this project will include both a management and technical perspective given the scope of my degree program. With this in mind, my plan for this project is to diagnose a particular need within my organization and build a software solution that can leverage the core concepts of my graduate learning journey to propose a project solution. More specifically, my plan is to illustrate the problem, identify goals that address the situation using a software solution, and determine concrete deliverables along with a timeline and budget in order to drive a business case for my project proposal as well. <text:s text:c="2"/></text:span></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pan text:style-name="Strong_20_Emphasis"><text:span text:style-name="T2"/></text:span></text:p>
      <text:p text:style-name="P6"><text:soft-page-break/><text:span text:style-name="Strong_20_Emphasis"><text:span text:style-name="T2">The Problem</text:span></text:span></text:p>
      <text:p text:style-name="P6"><text:span text:style-name="Strong_20_Emphasis"><text:span text:style-name="T3"><text:tab/>The problem this paper is trying to resolve is the lack of centralized software applications where information about transitioning service programs, such as Department of Defense Skillbridge, are available to active duty military members upon completion of their contracts. The clients, in particular, will be the 573,175 first-term enlisted active duty service members across the Department of Defense because they are early in their careers and will benefit most knowing whether reenlisting or transitioning is a good idea for them. By exposing them to transitioning programs like the DoD Skillbridge program, they will be able to make a more informed decision about whether reenlisting or not is a good idea for them. And for those who decided reenlisting is not a good idea, they'll be able to still consider a program that will help them succeed outside the military once they separate or retire later in their careers. Military members who decide to reenlist or stay in the military following their first term, or contract, will always be able to reference their transitioning training at the end of their first enlistment. </text:span></text:span></text:p>
      <text:p text:style-name="P6"><text:span text:style-name="Strong_20_Emphasis"><text:span text:style-name="T3"><text:tab/>The military already has transitioning programs required for all military personnel so this software application will simply be exposed to military personnel during these programs so they can consider their options once they separate. However, my goal is to introduce this software application to military personnel as soon as they enter the military so they'll be able to see how their work translates in the private sector. DoD Skillbridge, including many other programs, are privileges that all military personnel should be aware of so they can make the best decisions for their careers as early as possible. Clearly, my goal is to cultivate a software solution that is not only important for military personnel who are transitioning, but ultimately for military personnel who are interested in career planning whether the individual decides to retire in 20 years or separate in 4 years. My plan is to build a software application tool that will be able to consolidate the best resources about the DoD Skillbridge program and expose first-term service members to these opportunities after their years of service.</text:span></text:span></text:p>
      <text:p text:style-name="P6"><text:soft-page-break/><text:span text:style-name="Strong_20_Emphasis"><text:span text:style-name="T2">The Goals</text:span></text:span></text:p>
      <text:p text:style-name="P6"><text:span text:style-name="Strong_20_Emphasis"><text:span text:style-name="T3"><text:tab/>The main goal of this project is to provide a software solution focusing on supporting military personnel make an informed decision about what their post-military service career could be. Unless the service member retires for good as a member of the military service, which is rare, then they will need to be able to learn the skills necessary to gain meaningful employment post-service. This is the goal of the DoD Skillbridge and many other military transitioning programs. </text:span></text:span></text:p>
      <text:p text:style-name="P6"><text:span text:style-name="Strong_20_Emphasis"><text:span text:style-name="T3"><text:tab/>The second goal of this project is to consolidate the many available resources for transitioning service members within a single software application. While this project's minimum viable product (MVP) will only include the DoD Skillbridge program, my additional goal is to iteratively add more and more resources to this software application that will benefit transitioning service members over the span of the next couple years.</text:span></text:span></text:p>
      <text:p text:style-name="P6"><text:span text:style-name="Strong_20_Emphasis"><text:span text:style-name="T3"><text:tab/>The third goal and final goal of this project is to build a sustainable, secure, and customer-driven software application leveraging modern software development practices and technologies. This is important because iterative development requires continuous integration and continuous deployment strategies to be carefully crafted prior to starting development. So in addition to the client issues and requirements that this project will tackle, the project must also </text:span></text:span></text:p>
      <text:p text:style-name="P6"><text:span text:style-name="Strong_20_Emphasis"><text:span text:style-name="T2"/></text:span></text:p>
      <text:p text:style-name="P6"><text:span text:style-name="Strong_20_Emphasis"><text:span text:style-name="T2">The Deliverables</text:span></text:span></text:p>
      <text:p text:style-name="P6"><text:span text:style-name="Strong_20_Emphasis"><text:span text:style-name="T3"><text:tab/>The primary deliverable for this project will be an overview of the software application's minimum viable product (MVP) including the main use case scenarios, the technologies used, and the timeline by which deployments will occur over the course of a couple years. Additionally, a rough budget outline for the resources required will be mentioned as well as strong considerations about how the budget will change over the duration of the project's iterative software development lifecycle.</text:span></text:span></text:p>
      <text:p text:style-name="P6"><text:span text:style-name="Strong_20_Emphasis"><text:span text:style-name="T3"><text:tab/>Furthermore, the deliverables will also include a rough breakdown of the consolidate resources </text:span></text:span><text:soft-page-break/><text:span text:style-name="Strong_20_Emphasis"><text:span text:style-name="T3">that will be integrated into the application over the duration of the projected 2 year time frame. These resources will include organizations, tools, and resources related to the DoD Skillbridge program. However, they will also include additional materials over time as the MVP is developed through an iterative process.</text:span></text:span></text:p>
      <text:p text:style-name="P6"><text:span text:style-name="Strong_20_Emphasis"><text:span text:style-name="T2"/></text:span></text:p>
      <text:p text:style-name="P6"><text:span text:style-name="Strong_20_Emphasis"><text:span text:style-name="T2">The Deadlines</text:span></text:span></text:p>
      <text:p text:style-name="P6"><text:span text:style-name="Strong_20_Emphasis"><text:span text:style-name="T3"><text:tab/>The goal is to complete this project by the end of this 8 week course. All research, findings, technological considerations, and writing will be an ongoing process which will culminate to a 10-page paper. This paper will include the deliverables mentioned earlier: an overview of the software application designed to meet the client, transitioning service members', needs, a breakdown of the budget, timeline, technological resources, and iterative development that will proceed over the duration of the 2 year projected development plan, and a detailed description of the mechanisms that will ensure the application is sustainable and secure over the duration of the software development cycle. Ideally, the MVP for this project will be 6 months before future releases commence on a monthly basis. But, after a retrospective following the launch of the software application, more information will be available as to the best approach on how to continue forward meeting all goals and deliverables.</text:span></text:span></text:p>
      <text:p text:style-name="P6"><text:span text:style-name="Strong_20_Emphasis"><text:span text:style-name="T2"/></text:span></text:p>
      <text:p text:style-name="P6"><text:span text:style-name="Strong_20_Emphasis"><text:span text:style-name="T2">The Cost/Budget</text:span></text:span></text:p>
      <text:p text:style-name="P6"><text:span text:style-name="Strong_20_Emphasis"><text:span text:style-name="T3"><text:tab/>The budget of this software application will follow a standard web application development budget outline. The anticipated user count will be in the thousands at one time so the application will need to meet the demands on thousands of concurrent users being able to access the site, perform user operations, and do so in a latency-free, smooth, and secure manner. There will be an authentication component to this application so there will need to be an investment in finding an authentication provider in order to meet these demands. From the deployment side, the goal is to have this be a cloud-</text:span></text:span><text:soft-page-break/><text:span text:style-name="Strong_20_Emphasis"><text:span text:style-name="T3">native application, resilient and benefiting from what the cloud has to offer. These numbers are currently unknown, but will be determined as a breakdown of the resources required are identified in more detail. There is likely to be a startup cost when the initial launch is deployed, but further iterative development steps will follow a more consistent budget flow. </text:span></text:span></text:p>
      <text:p text:style-name="P6"><text:span text:style-name="Strong_20_Emphasis"><text:span text:style-name="T3"/></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fo:line-height="120%" style:writing-mode="lr-tb"/>
    </style:style>
    <style:style style:name="MT1"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bookmark text:name="docs-internal-guid-a53f2842-7fff-ed22-c43f-1e2996a9ac37"/><text:span text:style-name="MT1">Mod #1 Assgn <text:s text:c="139"/></text:span><text:span text:style-name="MT1"><text:page-number text:select-page="current">6</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dney Wells</meta:initial-creator>
    <meta:creation-date>2021-05-15T09:10:10</meta:creation-date>
    <meta:generator>OpenOffice/4.1.10$Unix OpenOffice.org_project/4110m2$Build-9807</meta:generator>
    <dc:date>2021-12-25T11:18:37</dc:date>
    <dc:creator>Sidney Wells</dc:creator>
    <meta:editing-duration>P35DT7H4M43S</meta:editing-duration>
    <meta:editing-cycles>27</meta:editing-cycles>
    <meta:document-statistic meta:table-count="0" meta:image-count="0" meta:object-count="0" meta:page-count="6" meta:paragraph-count="22" meta:word-count="1196" meta:character-count="7746"/>
  </office:meta>
</office:document-meta>
</file>